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028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54in"/>
    </style:style>
    <style:style style:name="co6" style:family="table-column">
      <style:table-column-properties fo:break-before="auto" style:column-width="1.1437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3252in" fo:break-before="auto" style:use-optimal-row-height="true"/>
    </style:style>
    <style:style style:name="ro3" style:family="table-row">
      <style:table-row-properties style:row-height="0.4799in" fo:break-before="auto" style:use-optimal-row-height="true"/>
    </style:style>
    <style:style style:name="ro4" style:family="table-row">
      <style:table-row-properties style:row-height="0.1661in" fo:break-before="auto" style:use-optimal-row-height="true"/>
    </style:style>
    <style:style style:name="ro5" style:family="table-row">
      <style:table-row-properties style:row-height="1.1008in" fo:break-before="auto" style:use-optimal-row-height="true"/>
    </style:style>
    <style:style style:name="ro6" style:family="table-row">
      <style:table-row-properties style:row-height="0.6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1">
          <table:table-cell office:value-type="string">
            <text:p>Entity</text:p>
          </table:table-cell>
          <table:table-cell office:value-type="string">
            <text:p>label</text:p>
          </table:table-cell>
          <table:table-cell office:value-type="string">
            <text:p>cardinality</text:p>
          </table:table-cell>
          <table:table-cell office:value-type="string">
            <text:p>property?</text:p>
          </table:table-cell>
          <table:table-cell office:value-type="string">
            <text:p>value?</text:p>
          </table:table-cell>
          <table:table-cell office:value-type="string">
            <text:p>Notes</text:p>
          </table:table-cell>
          <table:table-cell office:value-type="string">
            <text:p>ShEx</text:p>
          </table:table-cell>
        </table:table-row>
        <table:table-row table:style-name="ro1">
          <table:table-cell office:value-type="string">
            <text:p>descriptionSet</text:p>
          </table:table-cell>
          <table:table-cell office:value-type="string">
            <text:p>descSetID</text:p>
          </table:table-cell>
          <table:table-cell office:value-type="string">
            <text:p>1,1</text:p>
          </table:table-cell>
          <table:table-cell/>
          <table:table-cell office:value-type="string">
            <text:p>xsd:IRI</text:p>
          </table:table-cell>
          <table:table-cell/>
          <table:table-cell office:value-type="string">
            <text:p>Schema</text:p>
          </table:table-cell>
        </table:table-row>
        <table:table-row table:style-name="ro2">
          <table:table-cell/>
          <table:table-cell office:value-type="string">
            <text:p>display name</text:p>
          </table:table-cell>
          <table:table-cell office:value-type="string">
            <text:p>1,-1</text:p>
          </table:table-cell>
          <table:table-cell office:value-type="string">
            <text:p>rdfs:label</text:p>
          </table:table-cell>
          <table:table-cell office:value-type="string">
            <text:p>xsd:literal</text:p>
          </table:table-cell>
          <table:table-cell office:value-type="string">
            <text:p>one value per language</text:p>
          </table:table-cell>
          <table:table-cell/>
        </table:table-row>
        <table:table-row table:style-name="ro1">
          <table:table-cell/>
          <table:table-cell office:value-type="string">
            <text:p>version</text:p>
          </table:table-cell>
          <table:table-cell office:value-type="string">
            <text:p>0,1</text:p>
          </table:table-cell>
          <table:table-cell/>
          <table:table-cell office:value-type="string">
            <text:p>xsd:lite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rsion date</text:p>
          </table:table-cell>
          <table:table-cell office:value-type="string">
            <text:p>0,1</text:p>
          </table:table-cell>
          <table:table-cell office:value-type="string">
            <text:p>dct:date</text:p>
          </table:table-cell>
          <table:table-cell office:value-type="string">
            <text:p>xsd:datetime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opic</text:p>
          </table:table-cell>
          <table:table-cell office:value-type="string">
            <text:p>0,-1</text:p>
          </table:table-cell>
          <table:table-cell office:value-type="string">
            <text:p>dct:subject</text:p>
          </table:table-cell>
          <table:table-cell office:value-type="string">
            <text:p>xsd:literal, xsd:IRI</text:p>
          </table:table-cell>
          <table:table-cell office:value-type="string">
            <text:p>DCT says advised to take from a list.</text:p>
          </table:table-cell>
          <table:table-cell/>
        </table:table-row>
        <table:table-row table:style-name="ro2">
          <table:table-cell/>
          <table:table-cell office:value-type="string">
            <text:p>creator</text:p>
          </table:table-cell>
          <table:table-cell office:value-type="string">
            <text:p>0,-1</text:p>
          </table:table-cell>
          <table:table-cell office:value-type="string">
            <text:p>dct:creator, dct:contributor</text:p>
          </table:table-cell>
          <table:table-cell office:value-type="string">
            <text:p>xsd:lite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ights</text:p>
          </table:table-cell>
          <table:table-cell office:value-type="string">
            <text:p>0,-1</text:p>
          </table:table-cell>
          <table:table-cell office:value-type="string">
            <text:p>dct:rights</text:p>
          </table:table-cell>
          <table:table-cell office:value-type="string">
            <text:p>xsd:lite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pen/closed</text:p>
          </table:table-cell>
          <table:table-cell office:value-type="string">
            <text:p>0,1</text:p>
          </table:table-cell>
          <table:table-cell table:number-columns-repeated="2"/>
          <table:table-cell office:value-type="string">
            <text:p>default open?</text:p>
          </table:table-cell>
          <table:table-cell/>
        </table:table-row>
        <table:table-row table:style-name="ro4">
          <table:table-cell table:number-columns-repeated="7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escID</text:p>
          </table:table-cell>
          <table:table-cell office:value-type="string">
            <text:p>1,1</text:p>
          </table:table-cell>
          <table:table-cell/>
          <table:table-cell office:value-type="string">
            <text:p>xsd:IRI</text:p>
          </table:table-cell>
          <table:table-cell/>
          <table:table-cell office:value-type="string">
            <text:p>Shape</text:p>
          </table:table-cell>
        </table:table-row>
        <table:table-row table:style-name="ro2">
          <table:table-cell/>
          <table:table-cell office:value-type="string">
            <text:p>display name</text:p>
          </table:table-cell>
          <table:table-cell office:value-type="string">
            <text:p>1,-1</text:p>
          </table:table-cell>
          <table:table-cell office:value-type="string">
            <text:p>rdfs:label</text:p>
          </table:table-cell>
          <table:table-cell office:value-type="string">
            <text:p>xsd:literal</text:p>
          </table:table-cell>
          <table:table-cell office:value-type="string">
            <text:p>one value per language</text:p>
          </table:table-cell>
          <table:table-cell/>
        </table:table-row>
        <table:table-row table:style-name="ro1">
          <table:table-cell/>
          <table:table-cell office:value-type="string">
            <text:p>short description</text:p>
          </table:table-cell>
          <table:table-cell office:value-type="string">
            <text:p>0,1</text:p>
          </table:table-cell>
          <table:table-cell/>
          <table:table-cell office:value-type="string">
            <text:p>xsd:lite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ng description</text:p>
          </table:table-cell>
          <table:table-cell office:value-type="string">
            <text:p>0,1</text:p>
          </table:table-cell>
          <table:table-cell office:value-type="string">
            <text:p>dct:description</text:p>
          </table:table-cell>
          <table:table-cell office:value-type="string">
            <text:p>xsd:literal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standalone</text:p>
          </table:table-cell>
          <table:table-cell office:value-type="string">
            <text:p>0,1</text:p>
          </table:table-cell>
          <table:table-cell/>
          <table:table-cell office:value-type="string">
            <text:p>yes, no, either</text:p>
          </table:table-cell>
          <table:table-cell office:value-type="string">
            <text:p>“No” means the description can only be used if it is the object of a triple; yes &amp; either seem to be equivalent</text:p>
          </table:table-cell>
          <table:table-cell/>
        </table:table-row>
        <table:table-row table:style-name="ro3">
          <table:table-cell/>
          <table:table-cell office:value-type="string">
            <text:p>class</text:p>
          </table:table-cell>
          <table:table-cell office:value-type="string">
            <text:p>0,-1</text:p>
          </table:table-cell>
          <table:table-cell office:value-type="string">
            <text:p>rdf:type</text:p>
          </table:table-cell>
          <table:table-cell/>
          <table:table-cell office:value-type="string">
            <text:p>The valid class(es) for this description</text:p>
          </table:table-cell>
          <table:table-cell/>
        </table:table-row>
        <table:table-row table:style-name="ro4" table:number-rows-repeated="2">
          <table:table-cell table:number-columns-repeated="7"/>
        </table:table-row>
        <table:table-row table:style-name="ro1">
          <table:table-cell office:value-type="string">
            <text:p>Statement</text:p>
          </table:table-cell>
          <table:table-cell office:value-type="string">
            <text:p>statementID</text:p>
          </table:table-cell>
          <table:table-cell office:value-type="string">
            <text:p>1,1</text:p>
          </table:table-cell>
          <table:table-cell/>
          <table:table-cell office:value-type="string">
            <text:p>xsd:iR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splay name</text:p>
          </table:table-cell>
          <table:table-cell office:value-type="string">
            <text:p>0,-1</text:p>
          </table:table-cell>
          <table:table-cell office:value-type="string">
            <text:p>rdfs:label</text:p>
          </table:table-cell>
          <table:table-cell office:value-type="string">
            <text:p>xsd:literal</text:p>
          </table:table-cell>
          <table:table-cell office:value-type="string">
            <text:p>one value per language</text:p>
          </table:table-cell>
          <table:table-cell/>
        </table:table-row>
        <table:table-row table:style-name="ro1">
          <table:table-cell/>
          <table:table-cell office:value-type="string">
            <text:p>short description</text:p>
          </table:table-cell>
          <table:table-cell office:value-type="string">
            <text:p>0,-1</text:p>
          </table:table-cell>
          <table:table-cell/>
          <table:table-cell office:value-type="string">
            <text:p>xsd:lite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ng description</text:p>
          </table:table-cell>
          <table:table-cell office:value-type="string">
            <text:p>0,-1</text:p>
          </table:table-cell>
          <table:table-cell office:value-type="string">
            <text:p>dct:description</text:p>
          </table:table-cell>
          <table:table-cell office:value-type="string">
            <text:p>xsd:lite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n. occurrence</text:p>
          </table:table-cell>
          <table:table-cell office:value-type="string">
            <text:p>0,1</text:p>
          </table:table-cell>
          <table:table-cell office:value-type="string">
            <text:p>sh:minInclusive</text:p>
          </table:table-cell>
          <table:table-cell office:value-type="string">
            <text:p>xsd:integer</text:p>
          </table:table-cell>
          <table:table-cell office:value-type="string">
            <text:p>Default 0</text:p>
          </table:table-cell>
          <table:table-cell office:value-type="string">
            <text:p>sh:minInclusive</text:p>
          </table:table-cell>
        </table:table-row>
        <table:table-row table:style-name="ro1">
          <table:table-cell/>
          <table:table-cell office:value-type="string">
            <text:p>max. occurrence</text:p>
          </table:table-cell>
          <table:table-cell office:value-type="string">
            <text:p>0,1</text:p>
          </table:table-cell>
          <table:table-cell office:value-type="string">
            <text:p>sh:maxInclusive</text:p>
          </table:table-cell>
          <table:table-cell office:value-type="string">
            <text:p>xsd:integer</text:p>
          </table:table-cell>
          <table:table-cell office:value-type="string">
            <text:p>Default -1</text:p>
          </table:table-cell>
          <table:table-cell office:value-type="string">
            <text:p>sh:maxInclusive</text:p>
          </table:table-cell>
        </table:table-row>
        <table:table-row table:style-name="ro4" table:number-rows-repeated="2">
          <table:table-cell table:number-columns-repeated="7"/>
        </table:table-row>
        <table:table-row table:style-name="ro1">
          <table:table-cell office:value-type="string">
            <text:p>Datatype value</text:p>
          </table:table-cell>
          <table:table-cell office:value-type="string">
            <text:p>datatypeID</text:p>
          </table:table-cell>
          <table:table-cell office:value-type="string">
            <text:p>1,1</text:p>
          </table:table-cell>
          <table:table-cell/>
          <table:table-cell office:value-type="string">
            <text:p>xsd:IR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splay name</text:p>
          </table:table-cell>
          <table:table-cell office:value-type="string">
            <text:p>0,-1</text:p>
          </table:table-cell>
          <table:table-cell office:value-type="string">
            <text:p>rdfs:label</text:p>
          </table:table-cell>
          <table:table-cell office:value-type="string">
            <text:p>literal or language literal</text:p>
          </table:table-cell>
          <table:table-cell office:value-type="string">
            <text:p>one value per language</text:p>
          </table:table-cell>
          <table:table-cell/>
        </table:table-row>
        <table:table-row table:style-name="ro1">
          <table:table-cell/>
          <table:table-cell office:value-type="string">
            <text:p>short description</text:p>
          </table:table-cell>
          <table:table-cell office:value-type="string">
            <text:p>0,-1</text:p>
          </table:table-cell>
          <table:table-cell/>
          <table:table-cell office:value-type="string">
            <text:p>xsd:lite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ng description</text:p>
          </table:table-cell>
          <table:table-cell office:value-type="string">
            <text:p>0,-1</text:p>
          </table:table-cell>
          <table:table-cell office:value-type="string">
            <text:p>dct:description</text:p>
          </table:table-cell>
          <table:table-cell office:value-type="string">
            <text:p>xsd:litera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ata type </text:p>
          </table:table-cell>
          <table:table-cell office:value-type="string">
            <text:p>1,1</text:p>
          </table:table-cell>
          <table:table-cell/>
          <table:table-cell office:value-type="string">
            <text:p>any xsd datatype</text:p>
          </table:table-cell>
          <table:table-cell table:number-columns-repeated="2"/>
        </table:table-row>
        <table:table-row table:style-name="ro6">
          <table:table-cell/>
          <table:table-cell office:value-type="string">
            <text:p>datatype list</text:p>
          </table:table-cell>
          <table:table-cell office:value-type="string">
            <text:p>0,1</text:p>
          </table:table-cell>
          <table:table-cell table:number-columns-repeated="2"/>
          <table:table-cell office:value-type="string">
            <text:p>where more than one type is valid, e.g. date, datetime</text:p>
          </table:table-cell>
          <table:table-cell/>
        </table:table-row>
        <table:table-row table:style-name="ro6">
          <table:table-cell/>
          <table:table-cell office:value-type="string">
            <text:p>datatype value constraint</text:p>
          </table:table-cell>
          <table:table-cell office:value-type="string">
            <text:p>0,1</text:p>
          </table:table-cell>
          <table:table-cell table:number-columns-repeated="2"/>
          <table:table-cell office:value-type="string">
            <text:p>this needs to be a shex statement, e.g. &lt;= today's date</text:p>
          </table:table-cell>
          <table:table-cell/>
        </table:table-row>
        <table:table-row table:style-name="ro4" table:number-rows-repeated="2">
          <table:table-cell table:number-columns-repeated="7"/>
        </table:table-row>
        <table:table-row table:style-name="ro1">
          <table:table-cell office:value-type="string">
            <text:p>Literal value</text:p>
          </table:table-cell>
          <table:table-cell office:value-type="string">
            <text:p>literal value ID</text:p>
          </table:table-cell>
          <table:table-cell office:value-type="string">
            <text:p>1,1</text:p>
          </table:table-cell>
          <table:table-cell/>
          <table:table-cell office:value-type="string">
            <text:p>xsd:IRI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display name</text:p>
          </table:table-cell>
          <table:table-cell office:value-type="string">
            <text:p>0,-1</text:p>
          </table:table-cell>
          <table:table-cell office:value-type="string">
            <text:p>rdfs:label</text:p>
          </table:table-cell>
          <table:table-cell office:value-type="string">
            <text:p>xsd:literal</text:p>
          </table:table-cell>
          <table:table-cell office:value-type="string">
            <text:p>one value per language</text:p>
          </table:table-cell>
          <table:table-cell/>
        </table:table-row>
        <table:table-row table:style-name="ro1">
          <table:table-cell/>
          <table:table-cell office:value-type="string">
            <text:p>short description</text:p>
          </table:table-cell>
          <table:table-cell office:value-type="string">
            <text:p>0,-1</text:p>
          </table:table-cell>
          <table:table-cell/>
          <table:table-cell office:value-type="string">
            <text:p>xsd:lite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ng description</text:p>
          </table:table-cell>
          <table:table-cell office:value-type="string">
            <text:p>0,-1</text:p>
          </table:table-cell>
          <table:table-cell office:value-type="string">
            <text:p>dct:description</text:p>
          </table:table-cell>
          <table:table-cell office:value-type="string">
            <text:p>xsd:lite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x length</text:p>
          </table:table-cell>
          <table:table-cell office:value-type="string">
            <text:p>0,1</text:p>
          </table:table-cell>
          <table:table-cell table:number-columns-repeated="2"/>
          <table:table-cell office:value-type="string">
            <text:p>default unlimited</text:p>
          </table:table-cell>
          <table:table-cell/>
        </table:table-row>
        <table:table-row table:style-name="ro1">
          <table:table-cell/>
          <table:table-cell office:value-type="string">
            <text:p>min <text:s/>length</text:p>
          </table:table-cell>
          <table:table-cell office:value-type="string">
            <text:p>0,1</text:p>
          </table:table-cell>
          <table:table-cell table:number-columns-repeated="2"/>
          <table:table-cell office:value-type="string">
            <text:p>Default (?)</text:p>
          </table:table-cell>
          <table:table-cell/>
        </table:table-row>
        <table:table-row table:style-name="ro6">
          <table:table-cell/>
          <table:table-cell office:value-type="string">
            <text:p>language tag constraint</text:p>
          </table:table-cell>
          <table:table-cell office:value-type="string">
            <text:p>0,1</text:p>
          </table:table-cell>
          <table:table-cell table:number-columns-repeated="2"/>
          <table:table-cell office:value-type="string">
            <text:p>one or more language tags that are considered valid</text:p>
          </table:table-cell>
          <table:table-cell/>
        </table:table-row>
        <table:table-row table:style-name="ro6">
          <table:table-cell/>
          <table:table-cell office:value-type="string">
            <text:p>unique language constraint</text:p>
          </table:table-cell>
          <table:table-cell office:value-type="string">
            <text:p>0,1</text:p>
          </table:table-cell>
          <table:table-cell table:number-columns-repeated="2"/>
          <table:table-cell office:value-type="string">
            <text:p>only one occurrence of each language tag is allowed</text:p>
          </table:table-cell>
          <table:table-cell/>
        </table:table-row>
        <table:table-row table:style-name="ro4">
          <table:table-cell table:number-columns-repeated="7"/>
        </table:table-row>
        <table:table-row table:style-name="ro1">
          <table:table-cell office:value-type="string">
            <text:p>Object value</text:p>
          </table:table-cell>
          <table:table-cell office:value-type="string">
            <text:p>object value ID</text:p>
          </table:table-cell>
          <table:table-cell office:value-type="string">
            <text:p>1,1</text:p>
          </table:table-cell>
          <table:table-cell/>
          <table:table-cell office:value-type="string">
            <text:p>xsd:IRI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display name</text:p>
          </table:table-cell>
          <table:table-cell office:value-type="string">
            <text:p>0,-1</text:p>
          </table:table-cell>
          <table:table-cell office:value-type="string">
            <text:p>rdfs:label</text:p>
          </table:table-cell>
          <table:table-cell office:value-type="string">
            <text:p>xsd:literal</text:p>
          </table:table-cell>
          <table:table-cell office:value-type="string">
            <text:p>if language literal then one per language</text:p>
          </table:table-cell>
          <table:table-cell/>
        </table:table-row>
        <table:table-row table:style-name="ro1">
          <table:table-cell/>
          <table:table-cell office:value-type="string">
            <text:p>short description</text:p>
          </table:table-cell>
          <table:table-cell office:value-type="string">
            <text:p>0,-1</text:p>
          </table:table-cell>
          <table:table-cell/>
          <table:table-cell office:value-type="string">
            <text:p>xsd:lite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ng description</text:p>
          </table:table-cell>
          <table:table-cell office:value-type="string">
            <text:p>0,-1</text:p>
          </table:table-cell>
          <table:table-cell office:value-type="string">
            <text:p>dct:description</text:p>
          </table:table-cell>
          <table:table-cell office:value-type="string">
            <text:p>xsd:litera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RI list</text:p>
          </table:table-cell>
          <table:table-cell office:value-type="string">
            <text:p>0,1</text:p>
          </table:table-cell>
          <table:table-cell/>
          <table:table-cell office:value-type="string">
            <text:p>xsd:IRI</text:p>
          </table:table-cell>
          <table:table-cell office:value-type="string">
            <text:p>a list of valid IRIs or IRI stems</text:p>
          </table:table-cell>
          <table:table-cell/>
        </table:table-row>
        <table:table-row table:style-name="ro6">
          <table:table-cell/>
          <table:table-cell office:value-type="string">
            <text:p>object class constraint</text:p>
          </table:table-cell>
          <table:table-cell table:number-columns-repeated="2"/>
          <table:table-cell office:value-type="string">
            <text:p>xsd:IRI</text:p>
          </table:table-cell>
          <table:table-cell office:value-type="string">
            <text:p>must belong to this class or one of this list of classes</text:p>
          </table:table-cell>
          <table:table-cell/>
        </table:table-row>
        <table:table-row table:style-name="ro6" table:number-rows-repeated="1048525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12/02/2017</text:date>, <text:time>09:0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en Coyle</meta:initial-creator>
    <meta:creation-date>2017-11-29T12:13:26</meta:creation-date>
    <dc:date>2017-12-02T09:08:29</dc:date>
    <dc:creator>Karen Coyle</dc:creator>
    <meta:editing-duration>P2DT8H16M51S</meta:editing-duration>
    <meta:editing-cycles>7</meta:editing-cycles>
    <meta:generator>OpenOffice/4.1.2$Unix OpenOffice.org_project/412m3$Build-9782</meta:generator>
    <meta:document-statistic meta:table-count="3" meta:cell-count="169" meta:object-count="0"/>
  </office:meta>
</office:document-meta>
</file>